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60pt" fo:font-weight="bold" style:font-size-asian="60pt" style:font-size-complex="6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color="#ffffff" fo:font-size="58pt" fo:font-weight="bold" style:font-size-asian="58pt" style:font-size-complex="58pt"/>
    </style:style>
    <style:style style:name="P6" style:family="paragraph">
      <style:paragraph-properties fo:margin-left="0cm" fo:margin-right="0cm" fo:text-indent="0cm"/>
      <style:text-properties fo:color="#ffffff" fo:font-size="66pt" fo:font-weight="bold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T2" style:family="text">
      <style:text-properties fo:color="#ffffff" fo:font-family="'Arial Black'" style:font-family-generic="swiss" style:font-pitch="variable" fo:font-size="58pt" fo:font-weight="bold" style:font-size-asian="58pt" style:font-size-complex="5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Gloria in excelcis Deo,</text:span><text:span text:style-name="T1"><text:line-break/></text:span><text:span text:style-name="T1">Gloria, Gloria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Chwalimy Cię,</text:span><text:span text:style-name="T1"><text:line-break/></text:span><text:span text:style-name="T1">błogosławimy Cię,</text:span><text:span text:style-name="T1"><text:line-break/></text:span><text:span text:style-name="T1">Wielbimy Cię,</text:span><text:span text:style-name="T1"><text:line-break/></text:span><text:span text:style-name="T1">wysławiamy Cię,</text:span><text:span text:style-name="T1"><text:line-break/></text:span><text:span text:style-name="T1">Dzięki Ci składamy,</text:span><text:span text:style-name="T1"><text:line-break/></text:span><text:span text:style-name="T1">bo wielka jest</text:span><text:span text:style-name="T1"><text:line-break/></text:span><text:span text:style-name="T1">Chwała Twoj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ie Boże, Królu nieba,</text:span><text:span text:style-name="T1"><text:line-break/></text:span><text:span text:style-name="T1">Boże Ojcze Wszechmogący,</text:span><text:span text:style-name="T1"><text:line-break/></text:span><text:span text:style-name="T1">Panie Synu Jednorodzony,</text:span><text:span text:style-name="T1"><text:line-break/></text:span><text:span text:style-name="T1">Jezu Chryste (x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Gloria in excelcis Deo,</text:span><text:span text:style-name="T1"><text:line-break/></text:span><text:span text:style-name="T1">Gloria, Gloria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-0.001cm" presentation:class="title" presentation:user-transformed="true">
          <draw:text-box>
            <text:p text:style-name="P1"><text:span text:style-name="T2">2. Panie Boże, Baranku Boży, Synu Ojca,</text:span><text:span text:style-name="T2"><text:line-break/></text:span><text:span text:style-name="T2">Który gładzisz grzechy świata, zmiłuj się</text:span><text:span text:style-name="T2"><text:line-break/></text:span><text:span text:style-name="T2">nad nam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-0.001cm" presentation:class="title" presentation:user-transformed="true">
          <draw:text-box>
            <text:p text:style-name="P1"><text:span text:style-name="T2">Który gładzisz</text:span><text:span text:style-name="T2"><text:line-break/></text:span><text:span text:style-name="T2">grzechy świata,</text:span><text:span text:style-name="T2"><text:line-break/></text:span><text:span text:style-name="T2">przyjm błaganie nasze,</text:span><text:span text:style-name="T2"><text:line-break/></text:span><text:span text:style-name="T2">Który siedzisz</text:span><text:span text:style-name="T2"><text:line-break/></text:span><text:span text:style-name="T2">po prawicy Ojca,</text:span><text:span text:style-name="T2"><text:line-break/></text:span><text:span text:style-name="T2">zmiłuj się nad nam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1"><text:span text:style-name="T1">Albowiem</text:span><text:span text:style-name="T1"><text:line-break/></text:span><text:span text:style-name="T1">tylko Tyś jest Święty,</text:span><text:span text:style-name="T1"><text:line-break/></text:span><text:span text:style-name="T1">tylko Tyś jest Panem,</text:span><text:span text:style-name="T1"><text:line-break/></text:span><text:span text:style-name="T1">Tylko Tyś najwyższy,</text:span><text:span text:style-name="T1"><text:line-break/></text:span><text:span text:style-name="T1">Jezu Chryste,</text:span><text:span text:style-name="T1"><text:line-break/></text:span><text:span text:style-name="T1">z Duchem Świętym,</text:span><text:span text:style-name="T1"><text:line-break/></text:span><text:span text:style-name="T1">W Chwale Boga Ojc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1"><text:span text:style-name="T1">Amen /x4 <text:s/>Amen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6T14:26:28</meta:creation-date>
    <dc:date>2013-06-25T20:30:34.60</dc:date>
    <dc:language>pl-PL</dc:language>
    <meta:editing-cycles>14</meta:editing-cycles>
    <meta:editing-duration>PT33M42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